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d38bd" officeooo:paragraph-rsid="000d38bd"/>
    </style:style>
    <style:style style:name="P2" style:family="paragraph" style:parent-style-name="Text_20_body">
      <style:text-properties officeooo:rsid="000e91ea" officeooo:paragraph-rsid="000e91ea"/>
    </style:style>
    <style:style style:name="P3" style:family="paragraph" style:parent-style-name="Standard">
      <style:text-properties officeooo:paragraph-rsid="000d38bd"/>
    </style:style>
    <style:style style:name="P4" style:family="paragraph" style:parent-style-name="Title">
      <style:text-properties officeooo:rsid="000d38bd" officeooo:paragraph-rsid="000d38bd"/>
    </style:style>
    <style:style style:name="P5" style:family="paragraph" style:parent-style-name="Heading_20_1">
      <style:text-properties officeooo:rsid="000d38bd" officeooo:paragraph-rsid="000d38bd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officeooo:rsid="000d38bd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orking towards a speed reader</text:p>
      <text:h text:style-name="P5" text:outline-level="1">end goal</text:h>
      <text:p text:style-name="P1">To create a speed reader with python, that accounts for commas and full stops. To look a bit like spritz reader.</text:p>
      <text:p text:style-name="P1">I know that it has probably been created before, but this will be my own code.</text:p>
      <text:h text:style-name="P5" text:outline-level="1">Important bits of code</text:h>
      <text:p text:style-name="P3"><text:span text:style-name="T2">Variable = </text:span><text:span text:style-name="T1">int(input("</text:span><text:span text:style-name="T2">enter text to speedread</text:span><text:span text:style-name="T1"> ")) </text:span></text:p>
      <text:h text:style-name="P5" text:outline-level="1">cool bits of code</text:h>
      <text:p text:style-name="P1">The “break” statement, which can break out of a loop, like if there is a character unable to display, it could say so, then it barks out.</text:p>
      <text:p text:style-name="P2">The “def” statement that defines something</text:p>
      <text:p text:style-name="P2">def fart(n):</text:p>
      <text:p text:style-name="P2"><text:tab/>print (“fart”)</text:p>
      <text:p text:style-name="P2"><text:tab/>print ((n)”times”)</text:p>
      <text:p text:style-name="P2">you can then call the function, and then see what it does</text:p>
      <text:p text:style-name="P2">fart 68</text:p>
      <text:p text:style-name="P2">fart</text:p>
      <text:p text:style-name="P2">68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23:09:56.766000000</meta:creation-date>
    <dc:date>2020-04-24T09:36:37.609000000</dc:date>
    <meta:editing-duration>PT13M34S</meta:editing-duration>
    <meta:editing-cycles>1</meta:editing-cycles>
    <meta:document-statistic meta:table-count="0" meta:image-count="0" meta:object-count="0" meta:page-count="1" meta:paragraph-count="16" meta:word-count="114" meta:character-count="613" meta:non-whitespace-character-count="511"/>
    <meta:generator>LibreOffice/6.2.5.2$Windows_X86_64 LibreOffice_project/1ec314fa52f458adc18c4f025c545a4e8b22c159</meta:generator>
    <meta:user-defined meta:name="DocumentEncoding">utf-8</meta:user-defined>
    <meta:user-defined meta:name="HTML" meta:value-type="boolean">true</meta:user-defined>
  </office:meta>
</office:document-meta>
</file>